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8613861386139" calcext:value-type="float">
            <text:p>0.138613861386139</text:p>
          </table:table-cell>
          <table:table-cell office:value-type="float" office:value="0" calcext:value-type="float">
            <text:p>0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8" calcext:value-type="float">
            <text:p>8</text:p>
          </table:table-cell>
          <table:table-cell office:value-type="float" office:value="0.207920792079208" calcext:value-type="float">
            <text:p>0.207920792079208</text:p>
          </table:table-cell>
          <table:table-cell office:value-type="float" office:value="0.172043010752688" calcext:value-type="float">
            <text:p>0.17204301075268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881188118812" calcext:value-type="float">
            <text:p>0.811881188118812</text:p>
          </table:table-cell>
          <table:table-cell office:value-type="float" office:value="0.695304695304695" calcext:value-type="float">
            <text:p>0.695304695304695</text:p>
          </table:table-cell>
          <table:table-cell office:value-type="float" office:value="0.663366336633663" calcext:value-type="float">
            <text:p>0.663366336633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8019801980198" calcext:value-type="float">
            <text:p>0.01980198019802</text:p>
          </table:table-cell>
          <table:table-cell office:value-type="float" office:value="0" calcext:value-type="float">
            <text:p>0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7002997002997" calcext:value-type="float">
            <text:p>0.97002997002997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5049504950495" calcext:value-type="float">
            <text:p>0.95049504950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8" calcext:value-type="float">
            <text:p>8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10752688172043" calcext:value-type="float">
            <text:p>0.0107526881720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88011988011988" calcext:value-type="float">
            <text:p>0.988011988011988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9009900990099" calcext:value-type="float">
            <text:p>0.00990099009901</text:p>
          </table:table-cell>
          <table:table-cell office:value-type="float" office:value="0" calcext:value-type="float">
            <text:p>0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94059405940594" calcext:value-type="float">
            <text:p>0.9405940594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8" calcext:value-type="float">
            <text:p>8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8051948051948" calcext:value-type="float">
            <text:p>0.94805194805194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7920792079208" calcext:value-type="float">
            <text:p>0.207920792079208</text:p>
          </table:table-cell>
          <table:table-cell office:value-type="float" office:value="0" calcext:value-type="float">
            <text:p>0</text:p>
          </table:table-cell>
          <table:table-cell office:value-type="float" office:value="0.792079207920792" calcext:value-type="float">
            <text:p>0.792079207920792</text:p>
          </table:table-cell>
          <table:table-cell office:value-type="float" office:value="0.711288711288711" calcext:value-type="float">
            <text:p>0.711288711288711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762376237623762" calcext:value-type="float">
            <text:p>0.762376237623762</text:p>
          </table:table-cell>
          <table:table-cell office:value-type="float" office:value="11" calcext:value-type="float">
            <text:p>11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686313686313686" calcext:value-type="float">
            <text:p>0.686313686313686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8" calcext:value-type="float">
            <text:p>8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006993006993" calcext:value-type="float">
            <text:p>0.9930069930069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11" calcext:value-type="float">
            <text:p>11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111111111111111" calcext:value-type="float">
            <text:p>0.01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84015984015984" calcext:value-type="float">
            <text:p>0.984015984015984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8" calcext:value-type="float">
            <text:p>8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75" calcext:value-type="float">
            <text:p>0.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7029702970297" calcext:value-type="float">
            <text:p>0.97029702970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95049504950495" calcext:value-type="float">
            <text:p>0.04950495049505</text:p>
          </table:table-cell>
          <table:table-cell office:value-type="float" office:value="0" calcext:value-type="float">
            <text:p>0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3116883116883" calcext:value-type="float">
            <text:p>0.883116883116883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11" calcext:value-type="float">
            <text:p>11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000999000999" calcext:value-type="float">
            <text:p>0.9000999000999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801980198019802" calcext:value-type="float">
            <text:p>0.801980198019802</text:p>
          </table:table-cell>
          <table:table-cell office:value-type="float" office:value="8" calcext:value-type="float">
            <text:p>8</text:p>
          </table:table-cell>
          <table:table-cell office:value-type="float" office:value="0.198019801980198" calcext:value-type="float">
            <text:p>0.198019801980198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75" calcext:value-type="float">
            <text:p>0.75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867132867132867" calcext:value-type="float">
            <text:p>0.867132867132867</text:p>
          </table:table-cell>
          <table:table-cell office:value-type="float" office:value="0.841584158415841" calcext:value-type="float">
            <text:p>0.841584158415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0693069306931" calcext:value-type="float">
            <text:p>0.930693069306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11" calcext:value-type="float">
            <text:p>11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13986013986" calcext:value-type="float">
            <text:p>0.986013986013986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8" calcext:value-type="float">
            <text:p>8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430107526881721" calcext:value-type="float">
            <text:p>0.043010752688172</text:p>
          </table:table-cell>
          <table:table-cell office:value-type="float" office:value="0.75" calcext:value-type="float">
            <text:p>0.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007992007992" calcext:value-type="float">
            <text:p>0.992007992007992</text:p>
          </table:table-cell>
          <table:table-cell office:value-type="float" office:value="0.96039603960396" calcext:value-type="float">
            <text:p>0.96039603960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11" calcext:value-type="float">
            <text:p>11</text:p>
          </table:table-cell>
          <table:table-cell office:value-type="float" office:value="0.128712871287129" calcext:value-type="float">
            <text:p>0.12871287128712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99000999000999" calcext:value-type="float">
            <text:p>0.999000999000999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821782178217822" calcext:value-type="float">
            <text:p>0.821782178217822</text:p>
          </table:table-cell>
          <table:table-cell office:value-type="float" office:value="8" calcext:value-type="float">
            <text:p>8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8279569892473" calcext:value-type="float">
            <text:p>0.1182795698924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98001998001998" calcext:value-type="float">
            <text:p>0.998001998001998</text:p>
          </table:table-cell>
          <table:table-cell office:value-type="float" office:value="0.99009900990099" calcext:value-type="float">
            <text:p>0.99009900990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5021645021645" calcext:value-type="float">
            <text:p>0.795021645021645</text:p>
          </table:table-cell>
          <table:table-cell office:value-type="float" office:value="0" calcext:value-type="float">
            <text:p>0</text:p>
          </table:table-cell>
          <table:table-cell office:value-type="float" office:value="0.204978354978355" calcext:value-type="float">
            <text:p>0.204978354978355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194949494949495" calcext:value-type="float">
            <text:p>0.194949494949495</text:p>
          </table:table-cell>
          <table:table-cell office:value-type="float" office:value="705" calcext:value-type="float">
            <text:p>705</text:p>
          </table:table-cell>
          <table:table-cell office:value-type="float" office:value="0.805050505050505" calcext:value-type="float">
            <text:p>0.805050505050505</text:p>
          </table:table-cell>
          <table:table-cell office:value-type="float" office:value="0.796275180539719" calcext:value-type="float">
            <text:p>0.796275180539719</text:p>
          </table:table-cell>
          <table:table-cell office:value-type="float" office:value="0.968794326241135" calcext:value-type="float">
            <text:p>0.968794326241135</text:p>
          </table:table-cell>
          <table:table-cell office:value-type="float" office:value="0.204473304473304" calcext:value-type="float">
            <text:p>0.20447330447330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1358" calcext:value-type="float">
            <text:p>1358</text:p>
          </table:table-cell>
          <table:table-cell office:value-type="float" office:value="0.810678210678211" calcext:value-type="float">
            <text:p>0.810678210678211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203968253968254" calcext:value-type="float">
            <text:p>0.203968253968254</text:p>
          </table:table-cell>
          <table:table-cell office:value-type="float" office:value="0.603476752828475" calcext:value-type="float">
            <text:p>0.603476752828475</text:p>
          </table:table-cell>
          <table:table-cell office:value-type="float" office:value="0.717460317460317" calcext:value-type="float">
            <text:p>0.71746031746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6406926406926" calcext:value-type="float">
            <text:p>0.826406926406926</text:p>
          </table:table-cell>
          <table:table-cell office:value-type="float" office:value="0" calcext:value-type="float">
            <text:p>0</text:p>
          </table:table-cell>
          <table:table-cell office:value-type="float" office:value="0.173593073593074" calcext:value-type="float">
            <text:p>0.173593073593074</text:p>
          </table:table-cell>
          <table:table-cell office:value-type="float" office:value="0.845156495168883" calcext:value-type="float">
            <text:p>0.845156495168883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71717171717172" calcext:value-type="float">
            <text:p>0.171717171717172</text:p>
          </table:table-cell>
          <table:table-cell office:value-type="float" office:value="705" calcext:value-type="float">
            <text:p>705</text:p>
          </table:table-cell>
          <table:table-cell office:value-type="float" office:value="0.828282828282828" calcext:value-type="float">
            <text:p>0.828282828282828</text:p>
          </table:table-cell>
          <table:table-cell office:value-type="float" office:value="0.822348916761687" calcext:value-type="float">
            <text:p>0.822348916761687</text:p>
          </table:table-cell>
          <table:table-cell office:value-type="float" office:value="0.939007092198582" calcext:value-type="float">
            <text:p>0.939007092198582</text:p>
          </table:table-cell>
          <table:table-cell office:value-type="float" office:value="0.172943722943723" calcext:value-type="float">
            <text:p>0.172943722943723</text:p>
          </table:table-cell>
          <table:table-cell office:value-type="float" office:value="0.851474110165992" calcext:value-type="float">
            <text:p>0.851474110165992</text:p>
          </table:table-cell>
          <table:table-cell office:value-type="float" office:value="0.87005772005772" calcext:value-type="float">
            <text:p>0.8700577200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4343434343434" calcext:value-type="float">
            <text:p>0.184343434343434</text:p>
          </table:table-cell>
          <table:table-cell office:value-type="float" office:value="1358" calcext:value-type="float">
            <text:p>1358</text:p>
          </table:table-cell>
          <table:table-cell office:value-type="float" office:value="0.815656565656566" calcext:value-type="float">
            <text:p>0.815656565656566</text:p>
          </table:table-cell>
          <table:table-cell office:value-type="float" office:value="0.805631099024156" calcext:value-type="float">
            <text:p>0.805631099024156</text:p>
          </table:table-cell>
          <table:table-cell office:value-type="float" office:value="0.907952871870397" calcext:value-type="float">
            <text:p>0.907952871870397</text:p>
          </table:table-cell>
          <table:table-cell office:value-type="float" office:value="0.17987012987013" calcext:value-type="float">
            <text:p>0.17987012987013</text:p>
          </table:table-cell>
          <table:table-cell office:value-type="float" office:value="0.855231645883227" calcext:value-type="float">
            <text:p>0.855231645883227</text:p>
          </table:table-cell>
          <table:table-cell office:value-type="float" office:value="0.868181818181818" calcext:value-type="float">
            <text:p>0.868181818181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994227994228" calcext:value-type="float">
            <text:p>0.87994227994228</text:p>
          </table:table-cell>
          <table:table-cell office:value-type="float" office:value="0" calcext:value-type="float">
            <text:p>0</text:p>
          </table:table-cell>
          <table:table-cell office:value-type="float" office:value="0.12005772005772" calcext:value-type="float">
            <text:p>0.12005772005772</text:p>
          </table:table-cell>
          <table:table-cell office:value-type="float" office:value="0.840490544223305" calcext:value-type="float">
            <text:p>0.840490544223305</text:p>
          </table:table-cell>
          <table:table-cell office:value-type="float" office:value="0.858946608946609" calcext:value-type="float">
            <text:p>0.858946608946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126839826839827" calcext:value-type="float">
            <text:p>0.126839826839827</text:p>
          </table:table-cell>
          <table:table-cell office:value-type="float" office:value="705" calcext:value-type="float">
            <text:p>705</text:p>
          </table:table-cell>
          <table:table-cell office:value-type="float" office:value="0.873160173160173" calcext:value-type="float">
            <text:p>0.873160173160173</text:p>
          </table:table-cell>
          <table:table-cell office:value-type="float" office:value="0.867198783732421" calcext:value-type="float">
            <text:p>0.867198783732421</text:p>
          </table:table-cell>
          <table:table-cell office:value-type="float" office:value="0.984397163120567" calcext:value-type="float">
            <text:p>0.984397163120567</text:p>
          </table:table-cell>
          <table:table-cell office:value-type="float" office:value="0.127777777777778" calcext:value-type="float">
            <text:p>0.127777777777778</text:p>
          </table:table-cell>
          <table:table-cell office:value-type="float" office:value="0.837558840531836" calcext:value-type="float">
            <text:p>0.837558840531836</text:p>
          </table:table-cell>
          <table:table-cell office:value-type="float" office:value="0.853823953823954" calcext:value-type="float">
            <text:p>0.8538239538239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73953823953824" calcext:value-type="float">
            <text:p>0.173953823953824</text:p>
          </table:table-cell>
          <table:table-cell office:value-type="float" office:value="1358" calcext:value-type="float">
            <text:p>1358</text:p>
          </table:table-cell>
          <table:table-cell office:value-type="float" office:value="0.826046176046176" calcext:value-type="float">
            <text:p>0.826046176046176</text:p>
          </table:table-cell>
          <table:table-cell office:value-type="float" office:value="0.815389537673972" calcext:value-type="float">
            <text:p>0.815389537673972</text:p>
          </table:table-cell>
          <table:table-cell office:value-type="float" office:value="0.924153166421208" calcext:value-type="float">
            <text:p>0.924153166421208</text:p>
          </table:table-cell>
          <table:table-cell office:value-type="float" office:value="0.170707070707071" calcext:value-type="float">
            <text:p>0.170707070707071</text:p>
          </table:table-cell>
          <table:table-cell office:value-type="float" office:value="0.842431249483855" calcext:value-type="float">
            <text:p>0.842431249483855</text:p>
          </table:table-cell>
          <table:table-cell office:value-type="float" office:value="0.861976911976912" calcext:value-type="float">
            <text:p>0.861976911976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7388167388167" calcext:value-type="float">
            <text:p>0.717388167388167</text:p>
          </table:table-cell>
          <table:table-cell office:value-type="float" office:value="0" calcext:value-type="float">
            <text:p>0</text:p>
          </table:table-cell>
          <table:table-cell office:value-type="float" office:value="0.282611832611833" calcext:value-type="float">
            <text:p>0.282611832611833</text:p>
          </table:table-cell>
          <table:table-cell office:value-type="float" office:value="0.544347179783632" calcext:value-type="float">
            <text:p>0.544347179783632</text:p>
          </table:table-cell>
          <table:table-cell office:value-type="float" office:value="0.588600288600289" calcext:value-type="float">
            <text:p>0.588600288600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265367965367965" calcext:value-type="float">
            <text:p>0.265367965367965</text:p>
          </table:table-cell>
          <table:table-cell office:value-type="float" office:value="705" calcext:value-type="float">
            <text:p>705</text:p>
          </table:table-cell>
          <table:table-cell office:value-type="float" office:value="0.734632034632035" calcext:value-type="float">
            <text:p>0.734632034632035</text:p>
          </table:table-cell>
          <table:table-cell office:value-type="float" office:value="0.720790573926264" calcext:value-type="float">
            <text:p>0.720790573926264</text:p>
          </table:table-cell>
          <table:table-cell office:value-type="float" office:value="0.992907801418439" calcext:value-type="float">
            <text:p>0.992907801418439</text:p>
          </table:table-cell>
          <table:table-cell office:value-type="float" office:value="0.285281385281385" calcext:value-type="float">
            <text:p>0.285281385281385</text:p>
          </table:table-cell>
          <table:table-cell office:value-type="float" office:value="0.553307457263193" calcext:value-type="float">
            <text:p>0.553307457263193</text:p>
          </table:table-cell>
          <table:table-cell office:value-type="float" office:value="0.586940836940837" calcext:value-type="float">
            <text:p>0.586940836940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235858585858586" calcext:value-type="float">
            <text:p>0.235858585858586</text:p>
          </table:table-cell>
          <table:table-cell office:value-type="float" office:value="1358" calcext:value-type="float">
            <text:p>1358</text:p>
          </table:table-cell>
          <table:table-cell office:value-type="float" office:value="0.764141414141414" calcext:value-type="float">
            <text:p>0.764141414141414</text:p>
          </table:table-cell>
          <table:table-cell office:value-type="float" office:value="0.741721324588066" calcext:value-type="float">
            <text:p>0.741721324588066</text:p>
          </table:table-cell>
          <table:table-cell office:value-type="float" office:value="0.970544918998527" calcext:value-type="float">
            <text:p>0.970544918998527</text:p>
          </table:table-cell>
          <table:table-cell office:value-type="float" office:value="0.262842712842713" calcext:value-type="float">
            <text:p>0.262842712842713</text:p>
          </table:table-cell>
          <table:table-cell office:value-type="float" office:value="0.545296886613263" calcext:value-type="float">
            <text:p>0.545296886613263</text:p>
          </table:table-cell>
          <table:table-cell office:value-type="float" office:value="0.595887445887446" calcext:value-type="float">
            <text:p>0.595887445887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2034632034632" calcext:value-type="float">
            <text:p>0.82034632034632</text:p>
          </table:table-cell>
          <table:table-cell office:value-type="float" office:value="0" calcext:value-type="float">
            <text:p>0</text:p>
          </table:table-cell>
          <table:table-cell office:value-type="float" office:value="0.17965367965368" calcext:value-type="float">
            <text:p>0.17965367965368</text:p>
          </table:table-cell>
          <table:table-cell office:value-type="float" office:value="0.854612271863903" calcext:value-type="float">
            <text:p>0.854612271863903</text:p>
          </table:table-cell>
          <table:table-cell office:value-type="float" office:value="0.865223665223665" calcext:value-type="float">
            <text:p>0.865223665223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195598845598846" calcext:value-type="float">
            <text:p>0.195598845598846</text:p>
          </table:table-cell>
          <table:table-cell office:value-type="float" office:value="705" calcext:value-type="float">
            <text:p>705</text:p>
          </table:table-cell>
          <table:table-cell office:value-type="float" office:value="0.804401154401154" calcext:value-type="float">
            <text:p>0.804401154401154</text:p>
          </table:table-cell>
          <table:table-cell office:value-type="float" office:value="0.79612314709236" calcext:value-type="float">
            <text:p>0.79612314709236</text:p>
          </table:table-cell>
          <table:table-cell office:value-type="float" office:value="0.95886524822695" calcext:value-type="float">
            <text:p>0.95886524822695</text:p>
          </table:table-cell>
          <table:table-cell office:value-type="float" office:value="0.197691197691198" calcext:value-type="float">
            <text:p>0.197691197691198</text:p>
          </table:table-cell>
          <table:table-cell office:value-type="float" office:value="0.856511685523165" calcext:value-type="float">
            <text:p>0.856511685523165</text:p>
          </table:table-cell>
          <table:table-cell office:value-type="float" office:value="0.867821067821068" calcext:value-type="float">
            <text:p>0.867821067821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183261183261183" calcext:value-type="float">
            <text:p>0.183261183261183</text:p>
          </table:table-cell>
          <table:table-cell office:value-type="float" office:value="1358" calcext:value-type="float">
            <text:p>1358</text:p>
          </table:table-cell>
          <table:table-cell office:value-type="float" office:value="0.816738816738817" calcext:value-type="float">
            <text:p>0.816738816738817</text:p>
          </table:table-cell>
          <table:table-cell office:value-type="float" office:value="0.807950727883539" calcext:value-type="float">
            <text:p>0.807950727883539</text:p>
          </table:table-cell>
          <table:table-cell office:value-type="float" office:value="0.897643593519882" calcext:value-type="float">
            <text:p>0.897643593519882</text:p>
          </table:table-cell>
          <table:table-cell office:value-type="float" office:value="0.178715728715729" calcext:value-type="float">
            <text:p>0.178715728715729</text:p>
          </table:table-cell>
          <table:table-cell office:value-type="float" office:value="0.857048476339912" calcext:value-type="float">
            <text:p>0.857048476339912</text:p>
          </table:table-cell>
          <table:table-cell office:value-type="float" office:value="0.868686868686869" calcext:value-type="float">
            <text:p>0.86868686868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2611832611832" calcext:value-type="float">
            <text:p>0.832611832611832</text:p>
          </table:table-cell>
          <table:table-cell office:value-type="float" office:value="0" calcext:value-type="float">
            <text:p>0</text:p>
          </table:table-cell>
          <table:table-cell office:value-type="float" office:value="0.167388167388167" calcext:value-type="float">
            <text:p>0.167388167388167</text:p>
          </table:table-cell>
          <table:table-cell office:value-type="float" office:value="0.843133206705756" calcext:value-type="float">
            <text:p>0.843133206705756</text:p>
          </table:table-cell>
          <table:table-cell office:value-type="float" office:value="0.856709956709957" calcext:value-type="float">
            <text:p>0.85670995670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19011544011544" calcext:value-type="float">
            <text:p>0.19011544011544</text:p>
          </table:table-cell>
          <table:table-cell office:value-type="float" office:value="705" calcext:value-type="float">
            <text:p>705</text:p>
          </table:table-cell>
          <table:table-cell office:value-type="float" office:value="0.80988455988456" calcext:value-type="float">
            <text:p>0.80988455988456</text:p>
          </table:table-cell>
          <table:table-cell office:value-type="float" office:value="0.801520334473584" calcext:value-type="float">
            <text:p>0.801520334473584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91269841269841" calcext:value-type="float">
            <text:p>0.191269841269841</text:p>
          </table:table-cell>
          <table:table-cell office:value-type="float" office:value="0.840944751837476" calcext:value-type="float">
            <text:p>0.840944751837476</text:p>
          </table:table-cell>
          <table:table-cell office:value-type="float" office:value="0.856493506493507" calcext:value-type="float">
            <text:p>0.85649350649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1358" calcext:value-type="float">
            <text:p>1358</text:p>
          </table:table-cell>
          <table:table-cell office:value-type="float" office:value="0.842207792207792" calcext:value-type="float">
            <text:p>0.842207792207792</text:p>
          </table:table-cell>
          <table:table-cell office:value-type="float" office:value="0.838025915853463" calcext:value-type="float">
            <text:p>0.838025915853463</text:p>
          </table:table-cell>
          <table:table-cell office:value-type="float" office:value="0.880706921944035" calcext:value-type="float">
            <text:p>0.880706921944035</text:p>
          </table:table-cell>
          <table:table-cell office:value-type="float" office:value="0.148701298701299" calcext:value-type="float">
            <text:p>0.148701298701299</text:p>
          </table:table-cell>
          <table:table-cell office:value-type="float" office:value="0.836278800891898" calcext:value-type="float">
            <text:p>0.836278800891898</text:p>
          </table:table-cell>
          <table:table-cell office:value-type="float" office:value="0.853318903318903" calcext:value-type="float">
            <text:p>0.853318903318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96248196248196" calcext:value-type="float">
            <text:p>0.796248196248196</text:p>
          </table:table-cell>
          <table:table-cell office:value-type="float" office:value="0" calcext:value-type="float">
            <text:p>0</text:p>
          </table:table-cell>
          <table:table-cell office:value-type="float" office:value="0.203751803751804" calcext:value-type="float">
            <text:p>0.203751803751804</text:p>
          </table:table-cell>
          <table:table-cell office:value-type="float" office:value="0.856800726732183" calcext:value-type="float">
            <text:p>0.856800726732183</text:p>
          </table:table-cell>
          <table:table-cell office:value-type="float" office:value="0.857070707070707" calcext:value-type="float">
            <text:p>0.85707070707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192929292929293" calcext:value-type="float">
            <text:p>0.192929292929293</text:p>
          </table:table-cell>
          <table:table-cell office:value-type="float" office:value="705" calcext:value-type="float">
            <text:p>705</text:p>
          </table:table-cell>
          <table:table-cell office:value-type="float" office:value="0.807070707070707" calcext:value-type="float">
            <text:p>0.807070707070707</text:p>
          </table:table-cell>
          <table:table-cell office:value-type="float" office:value="0.79809958190802" calcext:value-type="float">
            <text:p>0.79809958190802</text:p>
          </table:table-cell>
          <table:table-cell office:value-type="float" office:value="0.974468085106383" calcext:value-type="float">
            <text:p>0.974468085106383</text:p>
          </table:table-cell>
          <table:table-cell office:value-type="float" office:value="0.196031746031746" calcext:value-type="float">
            <text:p>0.196031746031746</text:p>
          </table:table-cell>
          <table:table-cell office:value-type="float" office:value="0.859278222809481" calcext:value-type="float">
            <text:p>0.859278222809481</text:p>
          </table:table-cell>
          <table:table-cell office:value-type="float" office:value="0.873737373737374" calcext:value-type="float">
            <text:p>0.873737373737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17994227994228" calcext:value-type="float">
            <text:p>0.17994227994228</text:p>
          </table:table-cell>
          <table:table-cell office:value-type="float" office:value="1358" calcext:value-type="float">
            <text:p>1358</text:p>
          </table:table-cell>
          <table:table-cell office:value-type="float" office:value="0.82005772005772" calcext:value-type="float">
            <text:p>0.82005772005772</text:p>
          </table:table-cell>
          <table:table-cell office:value-type="float" office:value="0.812350023996161" calcext:value-type="float">
            <text:p>0.812350023996161</text:p>
          </table:table-cell>
          <table:table-cell office:value-type="float" office:value="0.891016200294551" calcext:value-type="float">
            <text:p>0.891016200294551</text:p>
          </table:table-cell>
          <table:table-cell office:value-type="float" office:value="0.175541125541126" calcext:value-type="float">
            <text:p>0.175541125541126</text:p>
          </table:table-cell>
          <table:table-cell office:value-type="float" office:value="0.853001899413659" calcext:value-type="float">
            <text:p>0.853001899413659</text:p>
          </table:table-cell>
          <table:table-cell office:value-type="float" office:value="0.867748917748918" calcext:value-type="float">
            <text:p>0.867748917748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36724386724387" calcext:value-type="float">
            <text:p>0.836724386724387</text:p>
          </table:table-cell>
          <table:table-cell office:value-type="float" office:value="0" calcext:value-type="float">
            <text:p>0</text:p>
          </table:table-cell>
          <table:table-cell office:value-type="float" office:value="0.163275613275613" calcext:value-type="float">
            <text:p>0.163275613275613</text:p>
          </table:table-cell>
          <table:table-cell office:value-type="float" office:value="0.713312412255347" calcext:value-type="float">
            <text:p>0.713312412255347</text:p>
          </table:table-cell>
          <table:table-cell office:value-type="float" office:value="0.646248196248196" calcext:value-type="float">
            <text:p>0.64624819624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158297258297258" calcext:value-type="float">
            <text:p>0.158297258297258</text:p>
          </table:table-cell>
          <table:table-cell office:value-type="float" office:value="705" calcext:value-type="float">
            <text:p>705</text:p>
          </table:table-cell>
          <table:table-cell office:value-type="float" office:value="0.841702741702742" calcext:value-type="float">
            <text:p>0.841702741702742</text:p>
          </table:table-cell>
          <table:table-cell office:value-type="float" office:value="0.835043709616116" calcext:value-type="float">
            <text:p>0.835043709616116</text:p>
          </table:table-cell>
          <table:table-cell office:value-type="float" office:value="0.965957446808511" calcext:value-type="float">
            <text:p>0.965957446808511</text:p>
          </table:table-cell>
          <table:table-cell office:value-type="float" office:value="0.16998556998557" calcext:value-type="float">
            <text:p>0.16998556998557</text:p>
          </table:table-cell>
          <table:table-cell office:value-type="float" office:value="0.711702039805104" calcext:value-type="float">
            <text:p>0.711702039805104</text:p>
          </table:table-cell>
          <table:table-cell office:value-type="float" office:value="0.641774891774892" calcext:value-type="float">
            <text:p>0.641774891774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1497113997114" calcext:value-type="float">
            <text:p>0.1497113997114</text:p>
          </table:table-cell>
          <table:table-cell office:value-type="float" office:value="1358" calcext:value-type="float">
            <text:p>1358</text:p>
          </table:table-cell>
          <table:table-cell office:value-type="float" office:value="0.8502886002886" calcext:value-type="float">
            <text:p>0.8502886002886</text:p>
          </table:table-cell>
          <table:table-cell office:value-type="float" office:value="0.845384738441849" calcext:value-type="float">
            <text:p>0.845384738441849</text:p>
          </table:table-cell>
          <table:table-cell office:value-type="float" office:value="0.895434462444772" calcext:value-type="float">
            <text:p>0.895434462444772</text:p>
          </table:table-cell>
          <table:table-cell office:value-type="float" office:value="0.158152958152958" calcext:value-type="float">
            <text:p>0.158152958152958</text:p>
          </table:table-cell>
          <table:table-cell office:value-type="float" office:value="0.715129242712032" calcext:value-type="float">
            <text:p>0.715129242712032</text:p>
          </table:table-cell>
          <table:table-cell office:value-type="float" office:value="0.64018759018759" calcext:value-type="float">
            <text:p>0.64018759018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ci ha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3"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3"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.900990099009901" calcext:value-type="float">
            <text:p>0.900990099009901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.871287128712871" calcext:value-type="float">
            <text:p>0.871287128712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.98019801980198" calcext:value-type="float">
            <text:p>0.98019801980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.811881188118812" calcext:value-type="float">
            <text:p>0.81188118811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.97029702970297" calcext:value-type="float">
            <text:p>0.970297029702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.96039603960396" calcext:value-type="float">
            <text:p>0.960396039603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.95049504950495" calcext:value-type="float">
            <text:p>0.95049504950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.891089108910891" calcext:value-type="float">
            <text:p>0.89108910891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.910891089108911" calcext:value-type="float">
            <text:p>0.9108910891089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.930693069306931" calcext:value-type="float">
            <text:p>0.930693069306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.94059405940594" calcext:value-type="float">
            <text:p>0.94059405940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99009900990099" calcext:value-type="float">
            <text:p>0.99009900990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2769" calcext:value-type="float">
            <text:p>12769</text:p>
          </table:table-cell>
          <table:table-cell table:number-columns-repeated="2" office:value-type="float" office:value="0.921284271284271" calcext:value-type="float">
            <text:p>0.921284271284271</text:p>
          </table:table-cell>
          <table:table-cell office:value-type="float" office:value="0.921284271284271" calcext:value-type="float">
            <text:p>0.921284271284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235" calcext:value-type="float">
            <text:p>1235</text:p>
          </table:table-cell>
          <table:table-cell office:value-type="float" office:value="12440" calcext:value-type="float">
            <text:p>12440</text:p>
          </table:table-cell>
          <table:table-cell table:number-columns-repeated="3" office:value-type="float" office:value="0.897546897546897" calcext:value-type="float">
            <text:p>0.897546897546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228" calcext:value-type="float">
            <text:p>1228</text:p>
          </table:table-cell>
          <table:table-cell office:value-type="float" office:value="11804" calcext:value-type="float">
            <text:p>11804</text:p>
          </table:table-cell>
          <table:table-cell table:number-columns-repeated="3" office:value-type="float" office:value="0.851659451659452" calcext:value-type="float">
            <text:p>0.851659451659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13289" calcext:value-type="float">
            <text:p>13289</text:p>
          </table:table-cell>
          <table:table-cell table:number-columns-repeated="3" office:value-type="float" office:value="0.958802308802309" calcext:value-type="float">
            <text:p>0.958802308802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82" calcext:value-type="float">
            <text:p>882</text:p>
          </table:table-cell>
          <table:table-cell office:value-type="float" office:value="13030" calcext:value-type="float">
            <text:p>13030</text:p>
          </table:table-cell>
          <table:table-cell table:number-columns-repeated="3" office:value-type="float" office:value="0.94011544011544" calcext:value-type="float">
            <text:p>0.94011544011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84" calcext:value-type="float">
            <text:p>884</text:p>
          </table:table-cell>
          <table:table-cell office:value-type="float" office:value="12342" calcext:value-type="float">
            <text:p>12342</text:p>
          </table:table-cell>
          <table:table-cell table:number-columns-repeated="3" office:value-type="float" office:value="0.89047619047619" calcext:value-type="float">
            <text:p>0.89047619047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3334" calcext:value-type="float">
            <text:p>13334</text:p>
          </table:table-cell>
          <table:table-cell table:number-columns-repeated="3" office:value-type="float" office:value="0.962049062049062" calcext:value-type="float">
            <text:p>0.962049062049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12952" calcext:value-type="float">
            <text:p>12952</text:p>
          </table:table-cell>
          <table:table-cell table:number-columns-repeated="3" office:value-type="float" office:value="0.934487734487734" calcext:value-type="float">
            <text:p>0.9344877344877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41" calcext:value-type="float">
            <text:p>841</text:p>
          </table:table-cell>
          <table:table-cell office:value-type="float" office:value="12292" calcext:value-type="float">
            <text:p>12292</text:p>
          </table:table-cell>
          <table:table-cell table:number-columns-repeated="3" office:value-type="float" office:value="0.886868686868687" calcext:value-type="float">
            <text:p>0.886868686868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1938" calcext:value-type="float">
            <text:p>11938</text:p>
          </table:table-cell>
          <table:table-cell table:number-columns-repeated="3" office:value-type="float" office:value="0.861327561327561" calcext:value-type="float">
            <text:p>0.861327561327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309" calcext:value-type="float">
            <text:p>1309</text:p>
          </table:table-cell>
          <table:table-cell office:value-type="float" office:value="12276" calcext:value-type="float">
            <text:p>12276</text:p>
          </table:table-cell>
          <table:table-cell table:number-columns-repeated="3" office:value-type="float" office:value="0.885714285714286" calcext:value-type="float">
            <text:p>0.885714285714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1107" calcext:value-type="float">
            <text:p>1107</text:p>
          </table:table-cell>
          <table:table-cell office:value-type="float" office:value="12005" calcext:value-type="float">
            <text:p>12005</text:p>
          </table:table-cell>
          <table:table-cell table:number-columns-repeated="3" office:value-type="float" office:value="0.866161616161616" calcext:value-type="float">
            <text:p>0.866161616161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13328" calcext:value-type="float">
            <text:p>13328</text:p>
          </table:table-cell>
          <table:table-cell table:number-columns-repeated="3" office:value-type="float" office:value="0.961616161616162" calcext:value-type="float">
            <text:p>0.96161616161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14" calcext:value-type="float">
            <text:p>814</text:p>
          </table:table-cell>
          <table:table-cell office:value-type="float" office:value="13061" calcext:value-type="float">
            <text:p>13061</text:p>
          </table:table-cell>
          <table:table-cell table:number-columns-repeated="3" office:value-type="float" office:value="0.942352092352092" calcext:value-type="float">
            <text:p>0.942352092352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1" calcext:value-type="float">
            <text:p>871</text:p>
          </table:table-cell>
          <table:table-cell office:value-type="float" office:value="12410" calcext:value-type="float">
            <text:p>12410</text:p>
          </table:table-cell>
          <table:table-cell table:number-columns-repeated="3" office:value-type="float" office:value="0.895382395382395" calcext:value-type="float">
            <text:p>0.895382395382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3327" calcext:value-type="float">
            <text:p>13327</text:p>
          </table:table-cell>
          <table:table-cell table:number-columns-repeated="3" office:value-type="float" office:value="0.961544011544012" calcext:value-type="float">
            <text:p>0.961544011544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796" calcext:value-type="float">
            <text:p>796</text:p>
          </table:table-cell>
          <table:table-cell office:value-type="float" office:value="12962" calcext:value-type="float">
            <text:p>12962</text:p>
          </table:table-cell>
          <table:table-cell table:number-columns-repeated="3" office:value-type="float" office:value="0.935209235209235" calcext:value-type="float">
            <text:p>0.935209235209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17" calcext:value-type="float">
            <text:p>817</text:p>
          </table:table-cell>
          <table:table-cell office:value-type="float" office:value="12255" calcext:value-type="float">
            <text:p>12255</text:p>
          </table:table-cell>
          <table:table-cell table:number-columns-repeated="3" office:value-type="float" office:value="0.884199134199134" calcext:value-type="float">
            <text:p>0.884199134199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3312" calcext:value-type="float">
            <text:p>13312</text:p>
          </table:table-cell>
          <table:table-cell table:number-columns-repeated="3" office:value-type="float" office:value="0.96046176046176" calcext:value-type="float">
            <text:p>0.96046176046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809" calcext:value-type="float">
            <text:p>809</text:p>
          </table:table-cell>
          <table:table-cell office:value-type="float" office:value="13064" calcext:value-type="float">
            <text:p>13064</text:p>
          </table:table-cell>
          <table:table-cell table:number-columns-repeated="2" office:value-type="float" office:value="0.942568542568543" calcext:value-type="float">
            <text:p>0.942568542568543</text:p>
          </table:table-cell>
          <table:table-cell office:value-type="float" office:value="0.942568542568542" calcext:value-type="float">
            <text:p>0.9425685425685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75" calcext:value-type="float">
            <text:p>875</text:p>
          </table:table-cell>
          <table:table-cell office:value-type="float" office:value="12343" calcext:value-type="float">
            <text:p>12343</text:p>
          </table:table-cell>
          <table:table-cell table:number-columns-repeated="3" office:value-type="float" office:value="0.890548340548341" calcext:value-type="float">
            <text:p>0.89054834054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3296" calcext:value-type="float">
            <text:p>13296</text:p>
          </table:table-cell>
          <table:table-cell table:number-columns-repeated="3" office:value-type="float" office:value="0.959307359307359" calcext:value-type="float">
            <text:p>0.959307359307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1092" calcext:value-type="float">
            <text:p>1092</text:p>
          </table:table-cell>
          <table:table-cell office:value-type="float" office:value="13215" calcext:value-type="float">
            <text:p>13215</text:p>
          </table:table-cell>
          <table:table-cell table:number-columns-repeated="3" office:value-type="float" office:value="0.953463203463203" calcext:value-type="float">
            <text:p>0.953463203463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801" calcext:value-type="float">
            <text:p>801</text:p>
          </table:table-cell>
          <table:table-cell office:value-type="float" office:value="12259" calcext:value-type="float">
            <text:p>12259</text:p>
          </table:table-cell>
          <table:table-cell table:number-columns-repeated="3" office:value-type="float" office:value="0.884487734487734" calcext:value-type="float">
            <text:p>0.884487734487734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1584158415841" calcext:value-type="float">
            <text:p>0.8415841584158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732673267326733" calcext:value-type="float">
            <text:p>0.732673267326733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445544554455446" calcext:value-type="float">
            <text:p>0.445544554455446</text:p>
          </table:table-cell>
          <table:table-cell office:value-type="float" office:value="0.524752475247525" calcext:value-type="float">
            <text:p>0.524752475247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693069306930693" calcext:value-type="float">
            <text:p>0.693069306930693</text:p>
          </table:table-cell>
          <table:table-cell office:value-type="float" office:value="0.613861386138614" calcext:value-type="float">
            <text:p>0.613861386138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881188118811881" calcext:value-type="float">
            <text:p>0.881188118811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61386138613861" calcext:value-type="float">
            <text:p>0.861386138613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1485148514851" calcext:value-type="float">
            <text:p>0.851485148514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22772277227723" calcext:value-type="float">
            <text:p>0.722772277227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752475247524752" calcext:value-type="float">
            <text:p>0.752475247524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41584158415841" calcext:value-type="float">
            <text:p>0.841584158415841</text:p>
          </table:table-cell>
          <table:table-cell office:value-type="float" office:value="0.762376237623762" calcext:value-type="float">
            <text:p>0.762376237623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019801980198" calcext:value-type="float">
            <text:p>0.98019801980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31683168316832" calcext:value-type="float">
            <text:p>0.8316831683168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21782178217822" calcext:value-type="float">
            <text:p>0.821782178217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71287128712871" calcext:value-type="float">
            <text:p>0.871287128712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00990099009901" calcext:value-type="float">
            <text:p>0.900990099009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10891089108911" calcext:value-type="float">
            <text:p>0.9108910891089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3015873015873" calcext:value-type="float">
            <text:p>0.123015873015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242784992784993" calcext:value-type="float">
            <text:p>0.242784992784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6767676767677" calcext:value-type="float">
            <text:p>0.226767676767677</text:p>
          </table:table-cell>
          <table:table-cell office:value-type="float" office:value="0.207720057720058" calcext:value-type="float">
            <text:p>0.207720057720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25541125541126" calcext:value-type="float">
            <text:p>0.225541125541126</text:p>
          </table:table-cell>
          <table:table-cell office:value-type="float" office:value="0.23968253968254" calcext:value-type="float">
            <text:p>0.23968253968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tradi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66594516594517" calcext:value-type="float">
            <text:p>0.266594516594517</text:p>
          </table:table-cell>
          <table:table-cell office:value-type="float" office:value="0.257792207792208" calcext:value-type="float">
            <text:p>0.257792207792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4112554112554" calcext:value-type="float">
            <text:p>0.20411255411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662337662338" calcext:value-type="float">
            <text:p>0.18766233766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053391053391" calcext:value-type="float">
            <text:p>0.191053391053391</text:p>
          </table:table-cell>
          <table:table-cell office:value-type="float" office:value="0.184848484848485" calcext:value-type="float">
            <text:p>0.184848484848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542568542569" calcext:value-type="float">
            <text:p>0.168542568542569</text:p>
          </table:table-cell>
          <table:table-cell office:value-type="float" office:value="0.15959595959596" calcext:value-type="float">
            <text:p>0.15959595959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2568542568543" calcext:value-type="float">
            <text:p>0.192568542568543</text:p>
          </table:table-cell>
          <table:table-cell office:value-type="float" office:value="0.187806637806638" calcext:value-type="float">
            <text:p>0.1878066378066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95670995671" calcext:value-type="float">
            <text:p>0.1995670995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49278499278499" calcext:value-type="float">
            <text:p>0.149278499278499</text:p>
          </table:table-cell>
          <table:table-cell office:value-type="float" office:value="0.145815295815296" calcext:value-type="float">
            <text:p>0.145815295815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18831168831169" calcext:value-type="float">
            <text:p>0.118831168831169</text:p>
          </table:table-cell>
          <table:table-cell office:value-type="float" office:value="0.115367965367965" calcext:value-type="float">
            <text:p>0.1153679653679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18686868686869" calcext:value-type="float">
            <text:p>0.118686868686869</text:p>
          </table:table-cell>
          <table:table-cell office:value-type="float" office:value="0.113059163059163" calcext:value-type="float">
            <text:p>0.113059163059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2121212121212" calcext:value-type="float">
            <text:p>0.162121212121212</text:p>
          </table:table-cell>
          <table:table-cell office:value-type="float" office:value="0.157287157287157" calcext:value-type="float">
            <text:p>0.157287157287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17027417027417" calcext:value-type="float">
            <text:p>0.31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305050505050505" calcext:value-type="float">
            <text:p>0.305050505050505</text:p>
          </table:table-cell>
          <table:table-cell office:value-type="float" office:value="0.293506493506493" calcext:value-type="float">
            <text:p>0.2935064935064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92857142857143" calcext:value-type="float">
            <text:p>0.292857142857143</text:p>
          </table:table-cell>
          <table:table-cell office:value-type="float" office:value="0.281024531024531" calcext:value-type="float">
            <text:p>0.2810245310245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07359307359307" calcext:value-type="float">
            <text:p>0.307359307359307</text:p>
          </table:table-cell>
          <table:table-cell office:value-type="float" office:value="0.284343434343434" calcext:value-type="float">
            <text:p>0.284343434343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im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317604617604618" calcext:value-type="float">
            <text:p>0.317604617604618</text:p>
          </table:table-cell>
          <table:table-cell office:value-type="float" office:value="0.288095238095238" calcext:value-type="float">
            <text:p>0.288095238095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3751803751804" calcext:value-type="float">
            <text:p>0.15375180375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64213564213564" calcext:value-type="float">
            <text:p>0.164213564213564</text:p>
          </table:table-cell>
          <table:table-cell office:value-type="float" office:value="0.161760461760462" calcext:value-type="float">
            <text:p>0.1617604617604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89321789321789" calcext:value-type="float">
            <text:p>0.189321789321789</text:p>
          </table:table-cell>
          <table:table-cell office:value-type="float" office:value="0.184632034632035" calcext:value-type="float">
            <text:p>0.18463203463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9336219336219" calcext:value-type="float">
            <text:p>0.169336219336219</text:p>
          </table:table-cell>
          <table:table-cell office:value-type="float" office:value="0.178787878787879" calcext:value-type="float">
            <text:p>0.178787878787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CNN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68253968253968" calcext:value-type="float">
            <text:p>0.168253968253968</text:p>
          </table:table-cell>
          <table:table-cell office:value-type="float" office:value="0.171284271284271" calcext:value-type="float">
            <text:p>0.171284271284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070707070707" calcext:value-type="float">
            <text:p>0.157070707070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76046176046176" calcext:value-type="float">
            <text:p>0.176046176046176</text:p>
          </table:table-cell>
          <table:table-cell office:value-type="float" office:value="0.16976911976912" calcext:value-type="float">
            <text:p>0.16976911976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57792207792208" calcext:value-type="float">
            <text:p>0.157792207792208</text:p>
          </table:table-cell>
          <table:table-cell office:value-type="float" office:value="0.153174603174603" calcext:value-type="float">
            <text:p>0.153174603174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48340548340548" calcext:value-type="float">
            <text:p>0.148340548340548</text:p>
          </table:table-cell>
          <table:table-cell office:value-type="float" office:value="0.1504329004329" calcext:value-type="float">
            <text:p>0.1504329004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T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59018759018759" calcext:value-type="float">
            <text:p>0.159018759018759</text:p>
          </table:table-cell>
          <table:table-cell office:value-type="float" office:value="0.152886002886003" calcext:value-type="float">
            <text:p>0.152886002886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4790764790765" calcext:value-type="float">
            <text:p>0.214790764790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6608946608947" calcext:value-type="float">
            <text:p>0.196608946608947</text:p>
          </table:table-cell>
          <table:table-cell office:value-type="float" office:value="0.18961038961039" calcext:value-type="float">
            <text:p>0.18961038961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221139971139971" calcext:value-type="float">
            <text:p>0.221139971139971</text:p>
          </table:table-cell>
          <table:table-cell office:value-type="float" office:value="0.213419913419913" calcext:value-type="float">
            <text:p>0.213419913419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200793650793651" calcext:value-type="float">
            <text:p>0.200793650793651</text:p>
          </table:table-cell>
          <table:table-cell office:value-type="float" office:value="0.200649350649351" calcext:value-type="float">
            <text:p>0.200649350649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NNCLR + LSTM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2395382395382" calcext:value-type="float">
            <text:p>0.182395382395382</text:p>
          </table:table-cell>
          <table:table-cell office:value-type="float" office:value="0.185137085137085" calcext:value-type="float">
            <text:p>0.185137085137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8773448773449" calcext:value-type="float">
            <text:p>0.198773448773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978354978355" calcext:value-type="float">
            <text:p>0.19978354978355</text:p>
          </table:table-cell>
          <table:table-cell office:value-type="float" office:value="0.180735930735931" calcext:value-type="float">
            <text:p>0.180735930735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5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705" calcext:value-type="float">
            <text:p>705</text:p>
          </table:table-cell>
          <table:table-cell office:value-type="float" office:value="0.191630591630592" calcext:value-type="float">
            <text:p>0.191630591630592</text:p>
          </table:table-cell>
          <table:table-cell office:value-type="float" office:value="0.170851370851371" calcext:value-type="float">
            <text:p>0.170851370851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85786435786436" calcext:value-type="float">
            <text:p>0.185786435786436</text:p>
          </table:table-cell>
          <table:table-cell office:value-type="float" office:value="0.167027417027417" calcext:value-type="float">
            <text:p>0.167027417027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ssex huawei</text:p>
          </table:table-cell>
          <table:table-cell office:value-type="string" calcext:value-type="string">
            <text:p>Supervised Convolutional</text:p>
          </table:table-cell>
          <table:table-cell table:style-name="Default" office:value-type="string" calcext:value-type="string">
            <text:p>10-cleaned</text:p>
          </table:table-cell>
          <table:table-cell office:value-type="float" office:value="13860" calcext:value-type="float">
            <text:p>13860</text:p>
          </table:table-cell>
          <table:table-cell office:value-type="float" office:value="1358" calcext:value-type="float">
            <text:p>1358</text:p>
          </table:table-cell>
          <table:table-cell office:value-type="float" office:value="0.197258297258297" calcext:value-type="float">
            <text:p>0.197258297258297</text:p>
          </table:table-cell>
          <table:table-cell office:value-type="float" office:value="0.170634920634921" calcext:value-type="float">
            <text:p>0.170634920634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im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CNN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NNCLR + LST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i har</text:p>
          </table:table-cell>
          <table:table-cell office:value-type="string" calcext:value-type="string">
            <text:p>Supervised Convolution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1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Cluster @ 0</text:p>
          </table:table-cell>
          <table:table-cell office:value-type="string" calcext:value-type="string">
            <text:p>Cluster @ 5</text:p>
          </table:table-cell>
          <table:table-cell office:value-type="string" calcext:value-type="string">
            <text:p>Cluster @ 1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traditional</text:p>
          </table:table-cell>
          <table:table-cell table:style-name="ce5" table:formula="of:=AVERAGE([$'Experiment 1'.J2];[$'Experiment 1'.J26];[$'Experiment 1'.J50];[$'Experiment 1'.J74]; [$'Experiment 1'.J98])" office:value-type="float" office:value="0.46734434256707" calcext:value-type="float">
            <text:p>0.46734434256707</text:p>
          </table:table-cell>
          <table:table-cell table:formula="of:=AVERAGE([$'Experiment 1'.J3];[$'Experiment 1'.J27];[$'Experiment 1'.J51];[$'Experiment 1'.J75]; [$'Experiment 1'.J99])" office:value-type="float" office:value="0.46734434256707" calcext:value-type="float">
            <text:p>0.46734434256707</text:p>
          </table:table-cell>
          <table:table-cell table:formula="of:=AVERAGE([$'Experiment 1'.J2];[$'Experiment 1'.J26];[$'Experiment 1'.J50];[$'Experiment 1'.J74]; [$'Experiment 1'.J98])" office:value-type="float" office:value="0.46734434256707" calcext:value-type="float">
            <text:p>0.46734434256707</text:p>
          </table:table-cell>
          <table:table-cell/>
          <table:table-cell table:formula="of:=[.B2]" office:value-type="float" office:value="0.46734434256707" calcext:value-type="float">
            <text:p>0.467</text:p>
          </table:table-cell>
          <table:table-cell table:formula="of:=[.C2]" office:value-type="float" office:value="0.46734434256707" calcext:value-type="float">
            <text:p>0.467</text:p>
          </table:table-cell>
          <table:table-cell table:formula="of:=[.D2]" office:value-type="float" office:value="0.46734434256707" calcext:value-type="float">
            <text:p>0.467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1'.J5];[$'Experiment 1'.J29];[$'Experiment 1'.J53];[$'Experiment 1'.J77]; [$'Experiment 1'.J101])" office:value-type="float" office:value="0.709518149604133" calcext:value-type="float">
            <text:p>0.709518149604133</text:p>
          </table:table-cell>
          <table:table-cell table:formula="of:=AVERAGE([$'Experiment 1'.J6];[$'Experiment 1'.J30];[$'Experiment 1'.J54];[$'Experiment 1'.J78]; [$'Experiment 1'.J102])" office:value-type="float" office:value="0.736036140621495" calcext:value-type="float">
            <text:p>0.736036140621495</text:p>
          </table:table-cell>
          <table:table-cell table:formula="of:=AVERAGE([$'Experiment 1'.J7];[$'Experiment 1'.J31];[$'Experiment 1'.J55];[$'Experiment 1'.J79]; [$'Experiment 1'.J103])" office:value-type="float" office:value="0.73129529102709" calcext:value-type="float">
            <text:p>0.73129529102709</text:p>
          </table:table-cell>
          <table:table-cell/>
          <table:table-cell table:formula="of:=[.B3]" office:value-type="float" office:value="0.709518149604133" calcext:value-type="float">
            <text:p>0.710</text:p>
          </table:table-cell>
          <table:table-cell table:formula="of:=[.C3]" office:value-type="float" office:value="0.736036140621495" calcext:value-type="float">
            <text:p>0.736</text:p>
          </table:table-cell>
          <table:table-cell table:formula="of:=[.D3]" office:value-type="float" office:value="0.73129529102709" calcext:value-type="float">
            <text:p>0.731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style-name="ce5" table:formula="of:=AVERAGE([$'Experiment 1'.J8];[$'Experiment 1'.J32];[$'Experiment 1'.J56];[$'Experiment 1'.J80]; [$'Experiment 1'.J104])" office:value-type="float" office:value="0.721231733361966" calcext:value-type="float">
            <text:p>0.721231733361966</text:p>
          </table:table-cell>
          <table:table-cell table:formula="of:=AVERAGE([$'Experiment 1'.J9];[$'Experiment 1'.J33];[$'Experiment 1'.J57];[$'Experiment 1'.J81]; [$'Experiment 1'.J105])" office:value-type="float" office:value="0.716900474436585" calcext:value-type="float">
            <text:p>0.716900474436585</text:p>
          </table:table-cell>
          <table:table-cell table:formula="of:=AVERAGE([$'Experiment 1'.J10];[$'Experiment 1'.J34];[$'Experiment 1'.J58];[$'Experiment 1'.J82]; [$'Experiment 1'.J106])" office:value-type="float" office:value="0.71462942986166" calcext:value-type="float">
            <text:p>0.71462942986166</text:p>
          </table:table-cell>
          <table:table-cell/>
          <table:table-cell table:formula="of:=[.B4]" office:value-type="float" office:value="0.721231733361966" calcext:value-type="float">
            <text:p>0.721</text:p>
          </table:table-cell>
          <table:table-cell table:formula="of:=[.C4]" office:value-type="float" office:value="0.716900474436585" calcext:value-type="float">
            <text:p>0.717</text:p>
          </table:table-cell>
          <table:table-cell table:formula="of:=[.D4]" office:value-type="float" office:value="0.71462942986166" calcext:value-type="float">
            <text:p>0.715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1'.J11];[$'Experiment 1'.J35];[$'Experiment 1'.J59];[$'Experiment 1'.J83]; [$'Experiment 1'.J107])" office:value-type="float" office:value="0.54177005905273" calcext:value-type="float">
            <text:p>0.54177005905273</text:p>
          </table:table-cell>
          <table:table-cell table:formula="of:=AVERAGE([$'Experiment 1'.J12];[$'Experiment 1'.J36];[$'Experiment 1'.J60];[$'Experiment 1'.J84]; [$'Experiment 1'.J108])" office:value-type="float" office:value="0.547642710967518" calcext:value-type="float">
            <text:p>0.547642710967518</text:p>
          </table:table-cell>
          <table:table-cell table:formula="of:=AVERAGE([$'Experiment 1'.J13];[$'Experiment 1'.J37];[$'Experiment 1'.J61];[$'Experiment 1'.J85]; [$'Experiment 1'.J109])" office:value-type="float" office:value="0.610089309766808" calcext:value-type="float">
            <text:p>0.610089309766808</text:p>
          </table:table-cell>
          <table:table-cell/>
          <table:table-cell table:formula="of:=[.B5]" office:value-type="float" office:value="0.54177005905273" calcext:value-type="float">
            <text:p>0.542</text:p>
          </table:table-cell>
          <table:table-cell table:formula="of:=[.C5]" office:value-type="float" office:value="0.547642710967518" calcext:value-type="float">
            <text:p>0.548</text:p>
          </table:table-cell>
          <table:table-cell table:formula="of:=[.D5]" office:value-type="float" office:value="0.610089309766808" calcext:value-type="float">
            <text:p>0.610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style-name="ce5" table:formula="of:=AVERAGE([$'Experiment 1'.J14];[$'Experiment 1'.J38];[$'Experiment 1'.J62];[$'Experiment 1'.J86]; [$'Experiment 1'.J110])" office:value-type="float" office:value="0.738726825615535" calcext:value-type="float">
            <text:p>0.738726825615535</text:p>
          </table:table-cell>
          <table:table-cell table:formula="of:=AVERAGE([$'Experiment 1'.J15];[$'Experiment 1'.J39];[$'Experiment 1'.J63];[$'Experiment 1'.J87]; [$'Experiment 1'.J111])" office:value-type="float" office:value="0.742530887663878" calcext:value-type="float">
            <text:p>0.742530887663878</text:p>
          </table:table-cell>
          <table:table-cell table:formula="of:=AVERAGE([$'Experiment 1'.J16];[$'Experiment 1'.J40];[$'Experiment 1'.J64];[$'Experiment 1'.J88]; [$'Experiment 1'.J112])" office:value-type="float" office:value="0.741468278970282" calcext:value-type="float">
            <text:p>0.741468278970282</text:p>
          </table:table-cell>
          <table:table-cell/>
          <table:table-cell table:formula="of:=[.B6]" office:value-type="float" office:value="0.738726825615535" calcext:value-type="float">
            <text:p>0.739</text:p>
          </table:table-cell>
          <table:table-cell table:formula="of:=[.C6]" office:value-type="float" office:value="0.742530887663878" calcext:value-type="float">
            <text:p>0.743</text:p>
          </table:table-cell>
          <table:table-cell table:formula="of:=[.D6]" office:value-type="float" office:value="0.741468278970282" calcext:value-type="float">
            <text:p>0.741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1'.J17];[$'Experiment 1'.J41];[$'Experiment 1'.J65];[$'Experiment 1'.J89]; [$'Experiment 1'.J113])" office:value-type="float" office:value="0.688455728393611" calcext:value-type="float">
            <text:p>0.688455728393611</text:p>
          </table:table-cell>
          <table:table-cell table:formula="of:=AVERAGE([$'Experiment 1'.J18];[$'Experiment 1'.J42];[$'Experiment 1'.J66];[$'Experiment 1'.J90]; [$'Experiment 1'.J114])" office:value-type="float" office:value="0.679554862049929" calcext:value-type="float">
            <text:p>0.679554862049929</text:p>
          </table:table-cell>
          <table:table-cell table:formula="of:=AVERAGE([$'Experiment 1'.J19];[$'Experiment 1'.J43];[$'Experiment 1'.J67];[$'Experiment 1'.J91]; [$'Experiment 1'.J115])" office:value-type="float" office:value="0.684742091781093" calcext:value-type="float">
            <text:p>0.684742091781093</text:p>
          </table:table-cell>
          <table:table-cell/>
          <table:table-cell table:formula="of:=[.B7]" office:value-type="float" office:value="0.688455728393611" calcext:value-type="float">
            <text:p>0.688</text:p>
          </table:table-cell>
          <table:table-cell table:formula="of:=[.C7]" office:value-type="float" office:value="0.679554862049929" calcext:value-type="float">
            <text:p>0.680</text:p>
          </table:table-cell>
          <table:table-cell table:formula="of:=[.D7]" office:value-type="float" office:value="0.684742091781093" calcext:value-type="float">
            <text:p>0.685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style-name="ce5" table:formula="of:=AVERAGE([$'Experiment 1'.J20];[$'Experiment 1'.J44];[$'Experiment 1'.J68];[$'Experiment 1'.J92]; [$'Experiment 1'.J116])" office:value-type="float" office:value="0.741888722227179" calcext:value-type="float">
            <text:p>0.741888722227179</text:p>
          </table:table-cell>
          <table:table-cell table:formula="of:=AVERAGE([$'Experiment 1'.J21];[$'Experiment 1'.J45];[$'Experiment 1'.J69];[$'Experiment 1'.J93]; [$'Experiment 1'.J117])" office:value-type="float" office:value="0.734611467994689" calcext:value-type="float">
            <text:p>0.734611467994689</text:p>
          </table:table-cell>
          <table:table-cell table:formula="of:=AVERAGE([$'Experiment 1'.J22];[$'Experiment 1'.J46];[$'Experiment 1'.J70];[$'Experiment 1'.J94]; [$'Experiment 1'.J118])" office:value-type="float" office:value="0.745798098120979" calcext:value-type="float">
            <text:p>0.745798098120979</text:p>
          </table:table-cell>
          <table:table-cell/>
          <table:table-cell table:formula="of:=[.B8]" office:value-type="float" office:value="0.741888722227179" calcext:value-type="float">
            <text:p>0.742</text:p>
          </table:table-cell>
          <table:table-cell table:formula="of:=[.C8]" office:value-type="float" office:value="0.734611467994689" calcext:value-type="float">
            <text:p>0.735</text:p>
          </table:table-cell>
          <table:table-cell table:formula="of:=[.D8]" office:value-type="float" office:value="0.745798098120979" calcext:value-type="float">
            <text:p>0.746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1'.J23];[$'Experiment 1'.J47];[$'Experiment 1'.J71];[$'Experiment 1'.J95]; [$'Experiment 1'.J119])" office:value-type="float" office:value="0.660519584454067" calcext:value-type="float">
            <text:p>0.660519584454067</text:p>
          </table:table-cell>
          <table:table-cell table:formula="of:=AVERAGE([$'Experiment 1'.J24];[$'Experiment 1'.J48];[$'Experiment 1'.J72];[$'Experiment 1'.J96]; [$'Experiment 1'.J120])" office:value-type="float" office:value="0.652738418305839" calcext:value-type="float">
            <text:p>0.652738418305839</text:p>
          </table:table-cell>
          <table:table-cell table:formula="of:=AVERAGE([$'Experiment 1'.J25];[$'Experiment 1'.J49];[$'Experiment 1'.J73];[$'Experiment 1'.J97]; [$'Experiment 1'.J121])" office:value-type="float" office:value="0.658758667868495" calcext:value-type="float">
            <text:p>0.658758667868495</text:p>
          </table:table-cell>
          <table:table-cell/>
          <table:table-cell table:formula="of:=[.B9]" office:value-type="float" office:value="0.660519584454067" calcext:value-type="float">
            <text:p>0.661</text:p>
          </table:table-cell>
          <table:table-cell table:formula="of:=[.C9]" office:value-type="float" office:value="0.652738418305839" calcext:value-type="float">
            <text:p>0.653</text:p>
          </table:table-cell>
          <table:table-cell table:formula="of:=[.D9]" office:value-type="float" office:value="0.658758667868495" calcext:value-type="float">
            <text:p>0.659</text:p>
          </table:table-cell>
        </table:table-row>
      </table:table>
      <table:table table:name="Experiment 3 Summary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row table:style-name="ro1">
          <table:table-cell office:value-type="string" calcext:value-type="string">
            <text:p>Features</text:p>
          </table:table-cell>
          <table:table-cell table:style-name="ce7" office:value-type="string" calcext:value-type="string">
            <text:p>Clean</text:p>
          </table:table-cell>
          <table:table-cell table:style-name="ce7" office:value-type="string" calcext:value-type="string">
            <text:p>5% Cleaned</text:p>
          </table:table-cell>
          <table:table-cell table:style-name="ce7" office:value-type="string" calcext:value-type="string">
            <text:p>10% Cleaned</text:p>
          </table:table-cell>
          <table:table-cell table:style-name="ce7" table:number-columns-repeated="3"/>
          <table:table-cell table:style-name="Default"/>
        </table:table-row>
        <table:table-row table:style-name="ro1">
          <table:table-cell office:value-type="string" calcext:value-type="string">
            <text:p>traditional</text:p>
          </table:table-cell>
          <table:table-cell table:formula="of:=AVERAGE([$'Experiment 3'.F2];[$'Experiment 3'.F42];[$'Experiment 3'.F82];[$'Experiment 3'.F122];[$'Experiment 3'.F162])" office:value-type="float" office:value="0.403002473788556" calcext:value-type="float">
            <text:p>0.403002473788556</text:p>
          </table:table-cell>
          <table:table-cell table:formula="of:=AVERAGE([$'Experiment 3'.F4];[$'Experiment 3'.F44];[$'Experiment 3'.F84];[$'Experiment 3'.F124];[$'Experiment 3'.F164])" office:value-type="float" office:value="0.400343049121108" calcext:value-type="float">
            <text:p>0.400343049121108</text:p>
          </table:table-cell>
          <table:table-cell table:formula="of:=AVERAGE([$'Experiment 3'.F6];[$'Experiment 3'.F46];[$'Experiment 3'.F86];[$'Experiment 3'.F126];[$'Experiment 3'.F166])" office:value-type="float" office:value="0.418615893810945" calcext:value-type="float">
            <text:p>0.418615893810945</text:p>
          </table:table-cell>
          <table:table-cell/>
          <table:table-cell table:formula="of:=[.B2]" office:value-type="float" office:value="0.403002473788556" calcext:value-type="float">
            <text:p>0.403</text:p>
          </table:table-cell>
          <table:table-cell table:formula="of:=[.C2]" office:value-type="float" office:value="0.400343049121108" calcext:value-type="float">
            <text:p>0.400</text:p>
          </table:table-cell>
          <table:table-cell table:formula="of:=[.D2]" office:value-type="float" office:value="0.418615893810945" calcext:value-type="float">
            <text:p>0.419</text:p>
          </table:table-cell>
        </table:table-row>
        <table:table-row table:style-name="ro1">
          <table:table-cell office:value-type="string" calcext:value-type="string">
            <text:p>simclr_c</text:p>
          </table:table-cell>
          <table:table-cell table:formula="of:=AVERAGE([$'Experiment 3'.F7];[$'Experiment 3'.F47];[$'Experiment 3'.F87];[$'Experiment 3'.F127];[$'Experiment 3'.F167])" office:value-type="float" office:value="0.54739972121559" calcext:value-type="float">
            <text:p>0.54739972121559</text:p>
          </table:table-cell>
          <table:table-cell table:formula="of:=AVERAGE([$'Experiment 3'.F9];[$'Experiment 3'.F49];[$'Experiment 3'.F89];[$'Experiment 3'.F129];[$'Experiment 3'.F169])" office:value-type="float" office:value="0.546436415987363" calcext:value-type="float">
            <text:p>0.546436415987363</text:p>
          </table:table-cell>
          <table:table-cell table:formula="of:=AVERAGE([$'Experiment 3'.F11];[$'Experiment 3'.F51];[$'Experiment 3'.F91];[$'Experiment 3'.F131];[$'Experiment 3'.F171])" office:value-type="float" office:value="0.525297073054328" calcext:value-type="float">
            <text:p>0.525297073054328</text:p>
          </table:table-cell>
          <table:table-cell/>
          <table:table-cell table:formula="of:=[.B3]" office:value-type="float" office:value="0.54739972121559" calcext:value-type="float">
            <text:p>0.547</text:p>
          </table:table-cell>
          <table:table-cell table:formula="of:=[.C3]" office:value-type="float" office:value="0.546436415987363" calcext:value-type="float">
            <text:p>0.546</text:p>
          </table:table-cell>
          <table:table-cell table:formula="of:=[.D3]" office:value-type="float" office:value="0.525297073054328" calcext:value-type="float">
            <text:p>0.525</text:p>
          </table:table-cell>
        </table:table-row>
        <table:table-row table:style-name="ro1">
          <table:table-cell office:value-type="string" calcext:value-type="string">
            <text:p>simclr_t</text:p>
          </table:table-cell>
          <table:table-cell table:formula="of:=AVERAGE([$'Experiment 3'.F12];[$'Experiment 3'.F52];[$'Experiment 3'.F92];[$'Experiment 3'.F132];[$'Experiment 3'.F172])" office:value-type="float" office:value="0.480054500834166" calcext:value-type="float">
            <text:p>0.480054500834166</text:p>
          </table:table-cell>
          <table:table-cell table:formula="of:=AVERAGE([$'Experiment 3'.F14];[$'Experiment 3'.F54];[$'Experiment 3'.F94];[$'Experiment 3'.F134];[$'Experiment 3'.F174])" office:value-type="float" office:value="0.485814737223484" calcext:value-type="float">
            <text:p>0.485814737223484</text:p>
          </table:table-cell>
          <table:table-cell table:formula="of:=AVERAGE([$'Experiment 3'.F16];[$'Experiment 3'.F56];[$'Experiment 3'.F96];[$'Experiment 3'.F136];[$'Experiment 3'.F176])" office:value-type="float" office:value="0.512408262817616" calcext:value-type="float">
            <text:p>0.512408262817616</text:p>
          </table:table-cell>
          <table:table-cell/>
          <table:table-cell table:formula="of:=[.B4]" office:value-type="float" office:value="0.480054500834166" calcext:value-type="float">
            <text:p>0.480</text:p>
          </table:table-cell>
          <table:table-cell table:formula="of:=[.C4]" office:value-type="float" office:value="0.485814737223484" calcext:value-type="float">
            <text:p>0.486</text:p>
          </table:table-cell>
          <table:table-cell table:formula="of:=[.D4]" office:value-type="float" office:value="0.512408262817616" calcext:value-type="float">
            <text:p>0.512</text:p>
          </table:table-cell>
        </table:table-row>
        <table:table-row table:style-name="ro1">
          <table:table-cell office:value-type="string" calcext:value-type="string">
            <text:p>simclr_r</text:p>
          </table:table-cell>
          <table:table-cell table:formula="of:=AVERAGE([$'Experiment 3'.F17];[$'Experiment 3'.F57];[$'Experiment 3'.F97];[$'Experiment 3'.F137];[$'Experiment 3'.F177])" office:value-type="float" office:value="0.507638278534225" calcext:value-type="float">
            <text:p>0.507638278534225</text:p>
          </table:table-cell>
          <table:table-cell table:formula="of:=AVERAGE([$'Experiment 3'.F19];[$'Experiment 3'.F59];[$'Experiment 3'.F99];[$'Experiment 3'.F139];[$'Experiment 3'.F179])" office:value-type="float" office:value="0.483790790651139" calcext:value-type="float">
            <text:p>0.483790790651139</text:p>
          </table:table-cell>
          <table:table-cell table:formula="of:=AVERAGE([$'Experiment 3'.F21];[$'Experiment 3'.F61];[$'Experiment 3'.F101];[$'Experiment 3'.F141];[$'Experiment 3'.F181])" office:value-type="float" office:value="0.486976831754434" calcext:value-type="float">
            <text:p>0.486976831754434</text:p>
          </table:table-cell>
          <table:table-cell/>
          <table:table-cell table:formula="of:=[.B5]" office:value-type="float" office:value="0.507638278534225" calcext:value-type="float">
            <text:p>0.508</text:p>
          </table:table-cell>
          <table:table-cell table:formula="of:=[.C5]" office:value-type="float" office:value="0.483790790651139" calcext:value-type="float">
            <text:p>0.484</text:p>
          </table:table-cell>
          <table:table-cell table:formula="of:=[.D5]" office:value-type="float" office:value="0.486976831754434" calcext:value-type="float">
            <text:p>0.487</text:p>
          </table:table-cell>
        </table:table-row>
        <table:table-row table:style-name="ro1">
          <table:table-cell office:value-type="string" calcext:value-type="string">
            <text:p>nnclr_c</text:p>
          </table:table-cell>
          <table:table-cell table:formula="of:=AVERAGE([$'Experiment 3'.F22];[$'Experiment 3'.F62];[$'Experiment 3'.F102];[$'Experiment 3'.F142];[$'Experiment 3'.F182])" office:value-type="float" office:value="0.540661215088835" calcext:value-type="float">
            <text:p>0.540661215088835</text:p>
          </table:table-cell>
          <table:table-cell table:formula="of:=AVERAGE([$'Experiment 3'.F24];[$'Experiment 3'.F64];[$'Experiment 3'.F104];[$'Experiment 3'.F144];[$'Experiment 3'.F184])" office:value-type="float" office:value="0.563226609180577" calcext:value-type="float">
            <text:p>0.563226609180577</text:p>
          </table:table-cell>
          <table:table-cell table:formula="of:=AVERAGE([$'Experiment 3'.F26];[$'Experiment 3'.F66];[$'Experiment 3'.F106];[$'Experiment 3'.F146];[$'Experiment 3'.F186])" office:value-type="float" office:value="0.535275202469162" calcext:value-type="float">
            <text:p>0.535275202469162</text:p>
          </table:table-cell>
          <table:table-cell/>
          <table:table-cell table:formula="of:=[.B6]" office:value-type="float" office:value="0.540661215088835" calcext:value-type="float">
            <text:p>0.541</text:p>
          </table:table-cell>
          <table:table-cell table:formula="of:=[.C6]" office:value-type="float" office:value="0.563226609180577" calcext:value-type="float">
            <text:p>0.563</text:p>
          </table:table-cell>
          <table:table-cell table:formula="of:=[.D6]" office:value-type="float" office:value="0.535275202469162" calcext:value-type="float">
            <text:p>0.535</text:p>
          </table:table-cell>
        </table:table-row>
        <table:table-row table:style-name="ro1">
          <table:table-cell office:value-type="string" calcext:value-type="string">
            <text:p>nnclr_t</text:p>
          </table:table-cell>
          <table:table-cell table:formula="of:=AVERAGE([$'Experiment 3'.F27];[$'Experiment 3'.F67];[$'Experiment 3'.F107];[$'Experiment 3'.F147];[$'Experiment 3'.F187])" office:value-type="float" office:value="0.500299262465966" calcext:value-type="float">
            <text:p>0.500299262465966</text:p>
          </table:table-cell>
          <table:table-cell table:formula="of:=AVERAGE([$'Experiment 3'.F29];[$'Experiment 3'.F69];[$'Experiment 3'.F109];[$'Experiment 3'.F149];[$'Experiment 3'.F189])" office:value-type="float" office:value="0.460040468114543" calcext:value-type="float">
            <text:p>0.460040468114543</text:p>
          </table:table-cell>
          <table:table-cell table:formula="of:=AVERAGE([$'Experiment 3'.F31];[$'Experiment 3'.F71];[$'Experiment 3'.F111];[$'Experiment 3'.F151];[$'Experiment 3'.F191])" office:value-type="float" office:value="0.46963607018911" calcext:value-type="float">
            <text:p>0.46963607018911</text:p>
          </table:table-cell>
          <table:table-cell/>
          <table:table-cell table:formula="of:=[.B7]" office:value-type="float" office:value="0.500299262465966" calcext:value-type="float">
            <text:p>0.500</text:p>
          </table:table-cell>
          <table:table-cell table:formula="of:=[.C7]" office:value-type="float" office:value="0.460040468114543" calcext:value-type="float">
            <text:p>0.460</text:p>
          </table:table-cell>
          <table:table-cell table:formula="of:=[.D7]" office:value-type="float" office:value="0.46963607018911" calcext:value-type="float">
            <text:p>0.470</text:p>
          </table:table-cell>
        </table:table-row>
        <table:table-row table:style-name="ro1">
          <table:table-cell office:value-type="string" calcext:value-type="string">
            <text:p>nnclr_r</text:p>
          </table:table-cell>
          <table:table-cell table:formula="of:=AVERAGE([$'Experiment 3'.F32];[$'Experiment 3'.F72];[$'Experiment 3'.F112];[$'Experiment 3'.F152];[$'Experiment 3'.F192])" office:value-type="float" office:value="0.566287448334692" calcext:value-type="float">
            <text:p>0.566287448334692</text:p>
          </table:table-cell>
          <table:table-cell table:formula="of:=AVERAGE([$'Experiment 3'.F34];[$'Experiment 3'.F74];[$'Experiment 3'.F114];[$'Experiment 3'.F154];[$'Experiment 3'.F194])" office:value-type="float" office:value="0.57130793024191" calcext:value-type="float">
            <text:p>0.57130793024191</text:p>
          </table:table-cell>
          <table:table-cell table:formula="of:=AVERAGE([$'Experiment 3'.F36];[$'Experiment 3'.F76];[$'Experiment 3'.F116];[$'Experiment 3'.F156];[$'Experiment 3'.F196])" office:value-type="float" office:value="0.520501830196465" calcext:value-type="float">
            <text:p>0.520501830196465</text:p>
          </table:table-cell>
          <table:table-cell/>
          <table:table-cell table:formula="of:=[.B8]" office:value-type="float" office:value="0.566287448334692" calcext:value-type="float">
            <text:p>0.566</text:p>
          </table:table-cell>
          <table:table-cell table:formula="of:=[.C8]" office:value-type="float" office:value="0.57130793024191" calcext:value-type="float">
            <text:p>0.571</text:p>
          </table:table-cell>
          <table:table-cell table:formula="of:=[.D8]" office:value-type="float" office:value="0.520501830196465" calcext:value-type="float">
            <text:p>0.521</text:p>
          </table:table-cell>
        </table:table-row>
        <table:table-row table:style-name="ro1">
          <table:table-cell office:value-type="string" calcext:value-type="string">
            <text:p>sup cnn</text:p>
          </table:table-cell>
          <table:table-cell table:formula="of:=AVERAGE([$'Experiment 3'.F37];[$'Experiment 3'.F77];[$'Experiment 3'.F117];[$'Experiment 3'.F157];[$'Experiment 3'.F197])" office:value-type="float" office:value="0.414235579347633" calcext:value-type="float">
            <text:p>0.414235579347633</text:p>
          </table:table-cell>
          <table:table-cell table:formula="of:=AVERAGE([$'Experiment 3'.F39];[$'Experiment 3'.F79];[$'Experiment 3'.F119];[$'Experiment 3'.F159];[$'Experiment 3'.F199])" office:value-type="float" office:value="0.415753893717924" calcext:value-type="float">
            <text:p>0.415753893717924</text:p>
          </table:table-cell>
          <table:table-cell table:formula="of:=AVERAGE([$'Experiment 3'.F41];[$'Experiment 3'.F81];[$'Experiment 3'.F121];[$'Experiment 3'.F161];[$'Experiment 3'.F201])" office:value-type="float" office:value="0.39841898352414" calcext:value-type="float">
            <text:p>0.39841898352414</text:p>
          </table:table-cell>
          <table:table-cell/>
          <table:table-cell table:formula="of:=[.B9]" office:value-type="float" office:value="0.414235579347633" calcext:value-type="float">
            <text:p>0.414</text:p>
          </table:table-cell>
          <table:table-cell table:formula="of:=[.C9]" office:value-type="float" office:value="0.415753893717924" calcext:value-type="float">
            <text:p>0.416</text:p>
          </table:table-cell>
          <table:table-cell table:formula="of:=[.D9]" office:value-type="float" office:value="0.39841898352414" calcext:value-type="float">
            <text:p>0.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09:23:44.591679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8T14:31:07.973833244</dc:date>
    <meta:editing-duration>PT1H29M41S</meta:editing-duration>
    <meta:editing-cycles>7</meta:editing-cycles>
    <meta:document-statistic meta:table-count="5" meta:cell-count="3492" meta:object-count="0"/>
  </office:meta>
</office:document-meta>
</file>